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6" style:family="paragraph" style:parent-style-name="Standard" style:list-style-name="L2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 style:parent-style-name="Standard">
      <style:text-properties fo:color="#000000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2">
      <style:text-properties fo:color="#000000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color="#000000" fo:font-style="italic" style:text-underline-style="none" fo:font-weight="bold" style:font-style-asian="italic" style:font-weight-asian="bold" style:font-style-complex="italic" style:font-weight-complex="bold"/>
    </style:style>
    <style:style style:name="P10" style:family="paragraph" style:parent-style-name="Standard" style:list-style-name="L2">
      <style:text-properties fo:color="#000000" fo:font-style="italic" style:text-underline-style="none" fo:font-weight="bold" style:font-style-asian="italic" style:font-weight-asian="bold" style:font-style-complex="italic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4" style:family="text">
      <style:text-properties fo:font-size="11pt" style:text-underline-style="none" style:font-size-asian="11pt" style:font-size-complex="11pt"/>
    </style:style>
    <style:style style:name="T5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7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8" style:family="text">
      <style:text-properties fo:font-size="11pt" fo:font-style="normal" style:text-underline-style="none" style:font-size-asian="11pt" style:font-style-asian="normal" style:font-size-complex="11pt" style:font-style-complex="normal"/>
    </style:style>
    <style:style style:name="T9" style:family="text">
      <style:text-properties fo:font-size="11pt" fo:font-style="normal" style:font-size-asian="11pt" style:font-style-asian="normal" style:font-size-complex="11pt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7826"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SIBLES CLAVES DE EXAMEN SGE/PARTE PRÁCTICA:</text:p>
      <text:p text:style-name="Standard"/>
      <text:p text:style-name="Standard">TEMA 1:</text:p>
      <text:p text:style-name="Standard"/>
      <text:list xml:id="list1568302108865836710" text:style-name="L1">
        <text:list-item>
          <text:p text:style-name="P1"><text:span text:style-name="T3">SERVICIO DE ODOO</text:span><text:span text:style-name="T1">: </text:span><text:span text:style-name="T2">odoo-server-16.0</text:span></text:p>
        </text:list-item>
        <text:list-item>
          <text:p text:style-name="P1"><text:span text:style-name="T3">CREACIÓN DE VEHICULOS:</text:span><text:span text:style-name="T1"> </text:span><text:span text:style-name="T2">flota&gt;VEHICULOS&gt;nuevo&gt;APLICAR UN N.CONDUCTOR</text:span></text:p>
        </text:list-item>
        <text:list-item>
          <text:p text:style-name="P3"><text:span text:style-name="T3">ARCHIVO ODOO.CONF:</text:span><text:span text:style-name="T1"> </text:span><text:span text:style-name="T2">Ubicada en la carpeta de instalación</text:span></text:p>
          <text:list>
            <text:list-item>
              <text:p text:style-name="P3"><text:span text:style-name="T2">addons_path: </text:span><text:span text:style-name="T1">dónde buscar los módulos para instalar</text:span></text:p>
            </text:list-item>
            <text:list-item>
              <text:p text:style-name="P3"><text:span text:style-name="T2">http_port: </text:span><text:span text:style-name="T1">puerto para acceso al ERP. 8069 por defecto</text:span></text:p>
            </text:list-item>
            <text:list-item>
              <text:p text:style-name="P3"><text:span text:style-name="T2">logfile</text:span><text:span text:style-name="T1">: refeiere la ruta en la que se encuentra odoo.log, el archivo de registro de Odoo.</text:span></text:p>
            </text:list-item>
          </text:list>
        </text:list-item>
      </text:list>
      <text:p text:style-name="P2"><text:span text:style-name="T1"/></text:p>
      <text:p text:style-name="P2"><text:span text:style-name="T1">TEMA 2:</text:span></text:p>
      <text:p text:style-name="P2"><text:span text:style-name="T1"/></text:p>
      <text:list xml:id="list3062909382632697483" text:style-name="L2">
        <text:list-item>
          <text:p text:style-name="P4"><text:span text:style-name="T3">CLIENTE/SERVIDOR</text:span><text:span text:style-name="T1"> mismo equipo direccion: </text:span><text:span text:style-name="T7">localhost/8069</text:span></text:p>
        </text:list-item>
        <text:list-item>
          <text:p text:style-name="P4"><text:span text:style-name="T3">DIRECCIÓN</text:span><text:span text:style-name="T1"> para crear bd en odoo: </text:span><text:span text:style-name="T7">ip:8069/database/manager</text:span></text:p>
        </text:list-item>
        <text:list-item>
          <text:p text:style-name="P4"><text:span text:style-name="T3">Alta de una compañía: </text:span><text:span text:style-name="T7">Ajustes&gt;Usuarios y compañias&gt;Compañias&gt;Nuevo</text:span></text:p>
        </text:list-item>
        <text:list-item>
          <text:p text:style-name="P6"><text:span text:style-name="T1">Alta de usuarios: </text:span><text:span text:style-name="T6">Ajustes&gt;Usuarios y compañias&gt;Usuarios&gt;Nuevo</text:span></text:p>
        </text:list-item>
        <text:list-item>
          <text:p text:style-name="P6"><text:span text:style-name="T1">Permisos de usuarios:</text:span><text:span text:style-name="T4"> En la categoría correspondiente en la ficha de usuario, dejar en blanco para restringir el acceso</text:span></text:p>
        </text:list-item>
        <text:list-item>
          <text:p text:style-name="P6"><text:span text:style-name="T1">Cambio de contraseña usuarios:</text:span><text:span text:style-name="T4"> Acción/Cambiar contraseña/cambiar contraseña</text:span></text:p>
        </text:list-item>
        <text:list-item>
          <text:p text:style-name="P6"><text:span text:style-name="T1">pgAdmin</text:span><text:span text:style-name="T4">: gestor BD de odoo</text:span></text:p>
        </text:list-item>
        <text:list-item>
          <text:p text:style-name="P6"><text:span text:style-name="T1">Crear nueva conexión en pgAdmin</text:span><text:span text:style-name="T4">: </text:span><text:span text:style-name="T6">Servers&gt;Register&gt;Server..</text:span></text:p>
        </text:list-item>
        <text:list-item>
          <text:p text:style-name="P6"><text:span text:style-name="T1">Puerto por defecto para la conexión a la bd:</text:span><text:span text:style-name="T4"> 5432</text:span></text:p>
        </text:list-item>
        <text:list-item>
          <text:p text:style-name="P6"><text:span text:style-name="T1">Localización tablas de nuestra BD:</text:span><text:span text:style-name="T4"> </text:span><text:span text:style-name="T6">Schemas&gt;Tables</text:span></text:p>
          <text:list>
            <text:list-item>
              <text:p text:style-name="P6"><text:span text:style-name="T4">Tabla dedicada a vehículos: empiezan por </text:span><text:span text:style-name="T6">fleet</text:span></text:p>
            </text:list-item>
            <text:list-item>
              <text:p text:style-name="P6"><text:span text:style-name="T4">Tabla dedicada a productos: empiezan por</text:span><text:span text:style-name="T5"> </text:span><text:span text:style-name="T6">product</text:span></text:p>
            </text:list-item>
            <text:list-item>
              <text:p text:style-name="P6"><text:span text:style-name="T4">Tabla dedicada a usuarios: se llaman </text:span><text:span text:style-name="T6">res_users</text:span></text:p>
            </text:list-item>
            <text:list-item>
              <text:p text:style-name="P6"><text:span text:style-name="T8">Tabla dedicada a las compañias se llaman:</text:span><text:span text:style-name="T6"> res_company</text:span></text:p>
            </text:list-item>
          </text:list>
        </text:list-item>
      </text:list>
      <text:p text:style-name="P5"><text:span text:style-name="T6"/></text:p>
      <text:list xml:id="list40349438" text:continue-numbering="true" text:style-name="L2">
        <text:list-item>
          <text:p text:style-name="P6"><text:span text:style-name="T9">Modificación de formularios (documentos en XML):</text:span><text:span text:style-name="T6"> </text:span></text:p>
          <text:list>
            <text:list-item>
              <text:p text:style-name="P6"><text:span text:style-name="T6">Icono de opciones de desarrollador&gt;Editar vista:Form</text:span></text:p>
            </text:list-item>
            <text:list-item>
              <text:p text:style-name="P6"><text:span text:style-name="T6">Ocultar un campo: “atributo_cualquiera” </text:span><text:span text:style-name="T11">invisible=”1”</text:span></text:p>
            </text:list-item>
          </text:list>
        </text:list-item>
      </text:list>
      <text:p text:style-name="P5"><text:span text:style-name="T11"/></text:p>
      <text:list xml:id="list40327426" text:continue-numbering="true" text:style-name="L2">
        <text:list-item>
          <text:p text:style-name="P8"><text:span text:style-name="T1">Visualización de los diferentes tipos de informes:</text:span></text:p>
          <text:list>
            <text:list-item>
              <text:p text:style-name="P8"><text:span text:style-name="T1">Ruta: </text:span><text:span text:style-name="T6">Ajustes&gt;Técnico&gt;Informes</text:span></text:p>
            </text:list-item>
          </text:list>
        </text:list-item>
      </text:list>
      <text:p text:style-name="P7"/>
      <text:p text:style-name="P7"/>
      <text:list xml:id="list40341788" text:continue-numbering="true" text:style-name="L2">
        <text:list-item>
          <text:p text:style-name="P8">Exportar datos de usuarios en un <text:span text:style-name="T10">csv</text:span>:</text:p>
          <text:list>
            <text:list-item>
              <text:p text:style-name="P10">Ajustes&gt;Usuarios y compañias&gt;Usuarios&gt;Acción&gt;Exportar</text:p>
            </text:list-item>
          </text:list>
        </text:list-item>
      </text:list>
      <text:p text:style-name="P7"/>
      <text:list xml:id="list40345487" text:continue-numbering="true" text:style-name="L2">
        <text:list-item>
          <text:p text:style-name="P8">Importar usuarios:</text:p>
          <text:list>
            <text:list-item>
              <text:p text:style-name="P10">Favoritos&gt;Importar registros</text:p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isco Jesús Díaz Martínez</meta:initial-creator>
    <meta:creation-date>2024-01-26T19:31:13.79</meta:creation-date>
    <meta:document-statistic meta:table-count="0" meta:image-count="0" meta:object-count="0" meta:page-count="1" meta:paragraph-count="32" meta:word-count="236" meta:character-count="1617"/>
    <dc:date>2024-01-26T20:08:26.05</dc:date>
    <dc:creator>Francisco Jesús Díaz Martínez</dc:creator>
    <meta:editing-duration>PT6M41S</meta:editing-duration>
    <meta:editing-cycles>1</meta:editing-cycles>
    <meta:generator>OpenOffice/4.1.14$Win32 OpenOffice.org_project/4114m1$Build-9811</meta:generator>
  </office:meta>
</office:document-meta>
</file>